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3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="Triangle_20_unfilled" draw:marker-end-width="0.55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1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3b3b3" style:text-outline="false" style:text-line-through-style="none" style:text-line-through-type="none" style:font-name="Courier1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19.66cm" svg:y="20.681cm" svg:viewBox="0 0 0 0" draw:points="0,0">
          <text:p/>
        </draw:polygon>
        <draw:custom-shape draw:style-name="gr2" draw:text-style-name="P3" draw:layer="layout" svg:width="5.791cm" svg:height="2.145cm" svg:x="0.838cm" svg:y="0.368cm">
          <text:p text:style-name="P2"><text:span text:style-name="T1"/></text:p>
          <text:p text:style-name="P2"><text:span text:style-name="T1">type</text:span></text:p>
          <text:p text:style-name="P2"><text:span text:style-name="T1"/></text:p>
          <text:p text:style-name="P2"><text:span text:style-name="T2">__name__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91cm" svg:height="2.145cm" svg:x="8.387cm" svg:y="0.381cm">
          <text:p text:style-name="P2"><text:span text:style-name="T1"/></text:p>
          <text:p text:style-name="P2"><text:span text:style-name="T1">MyClass</text:span></text:p>
          <text:p text:style-name="P2"><text:span text:style-name="T1"/></text:p>
          <text:p text:style-name="P2"><text:span text:style-name="T3">__name__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91cm" svg:height="2.145cm" svg:x="15.873cm" svg:y="0.376cm">
          <text:p text:style-name="P2"><text:span text:style-name="T1"/></text:p>
          <text:p text:style-name="P2"><text:span text:style-name="T1">MyClass()</text:span></text:p>
          <text:p text:style-name="P2"><text:span text:style-name="T1"/></text:p>
          <text:p text:style-name="P2"><text:span text:style-name="T2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.325cm" svg:y1="1.397cm" svg:x2="6.674cm" svg:y2="1.397cm">
          <text:p/>
        </draw:line>
        <draw:line draw:style-name="gr5" draw:text-style-name="P1" draw:layer="layout" svg:x1="15.839cm" svg:y1="1.397cm" svg:x2="14.188cm" svg:y2="1.3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606cm" fo:page-height="3.0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7T01:01:31.378243208</dc:date>
    <dc:creator>Marco Buttu</dc:creator>
    <meta:editing-duration>PT5H9M53S</meta:editing-duration>
    <meta:editing-cycles>65</meta:editing-cycles>
    <meta:generator>LibreOffice/4.2.6.3$Linux_X86_64 LibreOffice_project/420m0$Build-3</meta:generator>
    <meta:document-statistic meta:object-count="6"/>
  </office:meta>
</office:document-meta>
</file>